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808080" draw:fill="none" draw:fill-color="#ffffff" fo:min-height="0.8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320" fo:language="en" fo:country="US" style:text-underline-style="solid" style:text-underline-width="auto" style:text-underline-color="font-color"/>
    </style:style>
    <style:style style:name="T4" style:family="text">
      <style:text-properties fo:color="#ffd320" fo:language="en" fo:country="US"/>
    </style:style>
    <style:style style:name="T5" style:family="text">
      <style:text-properties fo:color="#00ff00" fo:language="en" fo:country="US"/>
    </style:style>
    <style:style style:name="T6" style:family="text">
      <style:text-properties style:use-window-font-color="true" fo:language="en" fo:country="US"/>
    </style:style>
    <style:style style:name="T7" style:family="text">
      <style:text-properties fo:color="#ff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2.5cm" svg:x2="1.4cm" svg:y2="13.8cm">
          <text:p/>
        </draw:line>
        <draw:frame draw:style-name="gr2" draw:layer="layout" svg:width="6.2cm" svg:height="1.25cm" svg:x="1cm" svg:y="1.5cm">
          <draw:text-box>
            <text:p><text:span text:style-name="T1">Process / Thread 1</text:span></text:p>
          </draw:text-box>
        </draw:frame>
        <draw:line draw:style-name="gr1" draw:text-style-name="P1" draw:layer="layout" svg:x1="11.7cm" svg:y1="2.5cm" svg:x2="11.7cm" svg:y2="13.8cm">
          <text:p/>
        </draw:line>
        <draw:frame draw:style-name="gr2" draw:layer="layout" svg:width="6.2cm" svg:height="1.25cm" svg:x="11.5cm" svg:y="1.5cm">
          <draw:text-box>
            <text:p><text:span text:style-name="T1">Process</text:span> / <text:span text:style-name="T1">Thread</text:span> 2</text:p>
          </draw:text-box>
        </draw:frame>
        <draw:measure draw:style-name="gr3" draw:text-style-name="P1" draw:layer="layout" svg:x1="1.3cm" svg:y1="3.1cm" svg:x2="1.3cm" svg:y2="12.4cm">
          <text:p text:style-name="P2"/>
          <text:p text:style-name="P2"><text:span text:style-name="T2"/></text:p>
        </draw:measure>
        <draw:frame draw:style-name="gr4" draw:layer="layout" svg:width="7.9cm" svg:height="1.673cm" svg:x="2.5cm" svg:y="4.3cm">
          <draw:text-box>
            <text:p><text:span text:style-name="T1">Waiting on CondA</text:span></text:p>
            <text:p><text:span text:style-name="T3">UNLOCK</text:span><text:span text:style-name="T4"> &amp; WAIT...</text:span></text:p>
          </draw:text-box>
        </draw:frame>
        <draw:measure draw:style-name="gr3" draw:text-style-name="P1" draw:layer="layout" svg:x1="11.6cm" svg:y1="4cm" svg:x2="11.6cm" svg:y2="10.8cm">
          <text:p text:style-name="P1"/>
          <text:p text:style-name="P1"/>
        </draw:measure>
        <draw:frame draw:style-name="gr4" draw:layer="layout" svg:width="5.2cm" svg:height="1.673cm" svg:x="12.6cm" svg:y="6.927cm">
          <draw:text-box>
            <text:p><text:span text:style-name="T1">CondA reached</text:span></text:p>
            <text:p><text:span text:style-name="T5">SEND SIGNAL</text:span></text:p>
          </draw:text-box>
        </draw:frame>
        <draw:frame draw:style-name="gr4" draw:layer="layout" svg:width="5cm" svg:height="1.05cm" svg:x="12.6cm" svg:y="5.5cm">
          <draw:text-box>
            <text:p><text:span text:style-name="T1">Working</text:span></text:p>
          </draw:text-box>
        </draw:frame>
        <draw:frame draw:style-name="gr5" draw:text-style-name="P3" draw:layer="layout" svg:width="7.9cm" svg:height="1.05cm" svg:x="2.5cm" svg:y="10.7cm">
          <draw:text-box>
            <text:p text:style-name="P3"><text:span text:style-name="T6">Working</text:span></text:p>
          </draw:text-box>
        </draw:frame>
        <draw:line draw:style-name="gr6" draw:text-style-name="P1" draw:layer="layout" svg:x1="11.7cm" svg:y1="9.4cm" svg:x2="8.8cm" svg:y2="9.4cm">
          <text:p/>
        </draw:line>
        <draw:frame draw:style-name="gr4" draw:text-style-name="P3" draw:layer="layout" svg:width="7.9cm" svg:height="1.05cm" svg:x="2.5cm" svg:y="2.601cm">
          <draw:text-box>
            <text:p text:style-name="P3"><text:span text:style-name="T6">Locking resource A</text:span></text:p>
          </draw:text-box>
        </draw:frame>
        <draw:frame draw:style-name="gr4" draw:text-style-name="P3" draw:layer="layout" svg:width="6.5cm" svg:height="1.673cm" svg:x="12.6cm" svg:y="3.101cm">
          <draw:text-box>
            <text:p text:style-name="P3"><text:span text:style-name="T6">Locking resource A...</text:span></text:p>
            <text:p text:style-name="P3"><text:span text:style-name="T7">BLOCKED</text:span></text:p>
          </draw:text-box>
        </draw:frame>
        <draw:line draw:style-name="gr6" draw:text-style-name="P1" draw:layer="layout" svg:x1="8.6cm" svg:y1="5.1cm" svg:x2="11.7cm" svg:y2="5.1cm">
          <text:p/>
        </draw:line>
        <draw:frame draw:style-name="gr4" draw:layer="layout" svg:width="6.4cm" svg:height="1.673cm" svg:x="2.5cm" svg:y="8.6cm">
          <draw:text-box>
            <text:p><text:span text:style-name="T1">End Wait</text:span></text:p>
            <text:p><text:span text:style-name="T1">Getting Lock again</text:span></text:p>
          </draw:text-box>
        </draw:frame>
        <draw:frame draw:style-name="gr7" draw:text-style-name="P3" draw:layer="layout" svg:width="7cm" svg:height="0.962cm" svg:x="12.6cm" svg:y="9.038cm">
          <draw:text-box>
            <text:p text:style-name="P3"><text:span text:style-name="T6">Unlocking resource A</text:span></text:p>
          </draw:text-box>
        </draw:frame>
        <draw:frame draw:style-name="gr7" draw:text-style-name="P3" draw:layer="layout" svg:width="7.9cm" svg:height="0.962cm" svg:x="2.5cm" svg:y="11.903cm">
          <draw:text-box>
            <text:p text:style-name="P3"><text:span text:style-name="T6">Unlocking resource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urak </meta:initial-creator>
    <meta:creation-date>2012-11-21T12:48:46</meta:creation-date>
    <meta:generator>LibreOffice/3.6$Linux_X86_64 LibreOffice_project/360m1$Build-2</meta:generator>
    <dc:date>2013-03-27T14:17:09</dc:date>
    <dc:creator>Zaurak </dc:creator>
    <meta:editing-duration>PT42M44S</meta:editing-duration>
    <meta:editing-cycles>33</meta:editing-cycles>
    <meta:document-statistic meta:object-count="17"/>
  </office:meta>
</office:document-meta>
</file>